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5-01-15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4-10-15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4-07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4-04-11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4-01-10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3-10-11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3-07-12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3-04-11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3-01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2-10-13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2-04-12 0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2-01-11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1-10-12 0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1-07-14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1-01-0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0-10-08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0-07-08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0-06-02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20-01-07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